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d87b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Footnote">
      <style:text-properties officeooo:rsid="04ba495b" officeooo:paragraph-rsid="04ba495b"/>
    </style:style>
    <style:style style:name="P3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6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fo:font-style="normal" officeooo:rsid="03222bcd" style:font-style-asian="normal" style:font-style-complex="normal"/>
    </style:style>
    <style:style style:name="T32" style:family="text">
      <style:text-properties fo:font-style="normal" officeooo:rsid="0322e3bc" style:font-style-asian="normal" style:font-style-complex="normal"/>
    </style:style>
    <style:style style:name="T33" style:family="text">
      <style:text-properties fo:font-style="normal" officeooo:rsid="03240dc5" style:font-style-asian="normal" style:font-style-complex="normal"/>
    </style:style>
    <style:style style:name="T34" style:family="text">
      <style:text-properties fo:font-style="normal" officeooo:rsid="03256669" style:font-style-asian="normal" style:font-style-complex="normal"/>
    </style:style>
    <style:style style:name="T35" style:family="text">
      <style:text-properties fo:font-style="normal" officeooo:rsid="0326d977" style:font-style-asian="normal" style:font-style-complex="normal"/>
    </style:style>
    <style:style style:name="T36" style:family="text">
      <style:text-properties fo:font-style="normal" officeooo:rsid="03284973" style:font-style-asian="normal" style:font-style-complex="normal"/>
    </style:style>
    <style:style style:name="T37" style:family="text">
      <style:text-properties fo:font-style="normal" officeooo:rsid="032a0305" style:font-style-asian="normal" style:font-style-complex="normal"/>
    </style:style>
    <style:style style:name="T38" style:family="text">
      <style:text-properties fo:font-style="normal" officeooo:rsid="032be78a" style:font-style-asian="normal" style:font-style-complex="normal"/>
    </style:style>
    <style:style style:name="T39" style:family="text">
      <style:text-properties fo:font-style="normal" officeooo:rsid="032d87b8" style:font-style-asian="normal" style:font-style-complex="normal"/>
    </style:style>
    <style:style style:name="T40" style:family="text">
      <style:text-properties fo:font-style="normal" officeooo:rsid="032f2727" style:font-style-asian="normal" style:font-style-complex="normal"/>
    </style:style>
    <style:style style:name="T41" style:family="text">
      <style:text-properties fo:font-style="normal" officeooo:rsid="03311e10" style:font-style-asian="normal" style:font-style-complex="normal"/>
    </style:style>
    <style:style style:name="T42" style:family="text">
      <style:text-properties fo:font-style="normal" officeooo:rsid="0331b818" style:font-style-asian="normal" style:font-style-complex="normal"/>
    </style:style>
    <style:style style:name="T43" style:family="text">
      <style:text-properties fo:font-style="normal" officeooo:rsid="03321412" style:font-style-asian="normal" style:font-style-complex="normal"/>
    </style:style>
    <style:style style:name="T44" style:family="text">
      <style:text-properties fo:font-style="normal" officeooo:rsid="0333100c" style:font-style-asian="normal" style:font-style-complex="normal"/>
    </style:style>
    <style:style style:name="T45" style:family="text">
      <style:text-properties fo:font-style="normal" officeooo:rsid="0334bb9f" style:font-style-asian="normal" style:font-style-complex="normal"/>
    </style:style>
    <style:style style:name="T46" style:family="text">
      <style:text-properties fo:font-style="normal" officeooo:rsid="0334f282" style:font-style-asian="normal" style:font-style-complex="normal"/>
    </style:style>
    <style:style style:name="T47" style:family="text">
      <style:text-properties fo:font-style="normal" officeooo:rsid="033581e9" style:font-style-asian="normal" style:font-style-complex="normal"/>
    </style:style>
    <style:style style:name="T48" style:family="text">
      <style:text-properties fo:font-style="normal" officeooo:rsid="033734c0" style:font-style-asian="normal" style:font-style-complex="normal"/>
    </style:style>
    <style:style style:name="T49" style:family="text">
      <style:text-properties fo:font-style="normal" officeooo:rsid="03374e9e" style:font-style-asian="normal" style:font-style-complex="normal"/>
    </style:style>
    <style:style style:name="T50" style:family="text">
      <style:text-properties fo:font-style="normal" officeooo:rsid="0338a35f" style:font-style-asian="normal" style:font-style-complex="normal"/>
    </style:style>
    <style:style style:name="T51" style:family="text">
      <style:text-properties fo:font-style="normal" officeooo:rsid="033a8657" style:font-style-asian="normal" style:font-style-complex="normal"/>
    </style:style>
    <style:style style:name="T52" style:family="text">
      <style:text-properties officeooo:rsid="000a14f6"/>
    </style:style>
    <style:style style:name="T53" style:family="text">
      <style:text-properties officeooo:rsid="005714b7"/>
    </style:style>
    <style:style style:name="T54" style:family="text">
      <style:text-properties officeooo:rsid="00880dbe"/>
    </style:style>
    <style:style style:name="T55" style:family="text">
      <style:text-properties officeooo:rsid="007c6d62"/>
    </style:style>
    <style:style style:name="T56" style:family="text">
      <style:text-properties officeooo:rsid="01c4f176"/>
    </style:style>
    <style:style style:name="T57" style:family="text">
      <style:text-properties officeooo:rsid="03b4652d"/>
    </style:style>
    <style:style style:name="T58" style:family="text">
      <style:text-properties officeooo:rsid="04b50477"/>
    </style:style>
    <style:style style:name="T59" style:family="text">
      <style:text-properties officeooo:rsid="0473a949"/>
    </style:style>
    <style:style style:name="T60" style:family="text">
      <style:text-properties officeooo:rsid="0387836c"/>
    </style:style>
    <style:style style:name="T61" style:family="text">
      <style:text-properties officeooo:rsid="01dff054"/>
    </style:style>
    <style:style style:name="T62" style:family="text">
      <style:text-properties officeooo:rsid="023c6ef8"/>
    </style:style>
    <style:style style:name="T63" style:family="text">
      <style:text-properties officeooo:rsid="023d2c84"/>
    </style:style>
    <style:style style:name="T64" style:family="text">
      <style:text-properties officeooo:rsid="0273d3e5"/>
    </style:style>
    <style:style style:name="T65" style:family="text">
      <style:text-properties officeooo:rsid="02ad4da6"/>
    </style:style>
    <style:style style:name="T66" style:family="text">
      <style:text-properties officeooo:rsid="0303035b"/>
    </style:style>
    <style:style style:name="T67" style:family="text">
      <style:text-properties officeooo:rsid="03041613"/>
    </style:style>
    <style:style style:name="T68" style:family="text">
      <style:text-properties officeooo:rsid="030a829e"/>
    </style:style>
    <style:style style:name="T69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56">Esser-</text:span>Skala, 201<text:span text:style-name="T56">9</text:span></text:p>
      <text:p text:style-name="P24"/>
      <text:p text:style-name="P24"/>
      <text:p text:style-name="P22">© 201<text:span text:style-name="T56">9</text:span> by Wolfgang <text:span text:style-name="T56">Esser-</text:span>Skala. This edition is licensed under the Creative Commons Attribution<text:span text:style-name="T54">-NonCommercial-ShareAlike</text:span> 4.0 International License. To view a copy of this license, visit http://creativecommons.org/licenses/by<text:span text:style-name="T55">-nc-sa</text:span>/4.0/. </text:p>
      <text:p text:style-name="P21"/>
      <text:p text:style-name="P23">Music engraving by LilyPond 2.18.0 (http://www.lilypond.org).<text:span text:style-name="T53"><text:line-break/>Front matter</text:span> typeset with EB Garamond (http://www.georgduffner.at/ebgaramond).</text:p>
      <text:p text:style-name="P24"/>
      <text:p text:style-name="P20">First <text:span text:style-name="T56">version</text:span>, <text:span text:style-name="T63">December</text:span> 201<text:span text:style-name="T56">9</text:span></text:p>
      <text:p text:style-name="P32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58">a copy in the Benediktinerabtei Niederaltaich. The digital version of the manuscript is available at</text:span></text:p>
      <text:p text:style-name="P18"><text:tab/><text:span text:style-name="T68">https://mirador.acdh.oeaw.ac.at/musikarchivspitz/D-NATk_E21/ </text:span>(siglum<text:span text:style-name="T59"> NA/SP (E-21)</text:span>)<text:span text:style-name="T64">.</text:span></text:p>
      <text:p text:style-name="P7"/>
      <text:p text:style-name="P2">In general, this edition closely follows the <text:span text:style-name="T60">manuscript</text:span>. Any changes <text:span text:style-name="T52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65">. Accidentals are used according to modern conventions. Asterisks denote changes that are clarified in the detailed remarks below.</text:span></text:p>
      <text:p text:style-name="P26"/>
      <text:p text:style-name="P26"/>
      <text:p text:style-name="P31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4">Abbreviations: <text:span text:style-name="T66">A, alto; B, basso; cor, horn; fl, flute; </text:span>Ms, manuscript;<text:span text:style-name="T62"> </text:span>org, organ; <text:span text:style-name="T61">r, rest; S, soprano; T, tenore; tr, tromba; timp, timpani; </text:span>vl, violin<text:span text:style-name="T61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7">c r e d o</text:p>
      <text:p text:style-name="P3"/>
      <text:p text:style-name="P16"><text:span text:style-name="T1">Bar<text:tab/>Staff<text:tab/>Note</text:span><text:span text:style-name="T12"><text:line-break/></text:span><text:span text:style-name="T35">3<text:tab/>vl 2<text:tab/>4th sixteenth in Ms: g′16<text:line-break/></text:span><text:span text:style-name="T31">9<text:tab/>T<text:tab/>1st quarter in Ms: g4</text:span><text:span text:style-name="T32"><text:line-break/>10<text:tab/>vl 1</text:span><text:span text:style-name="T36">, 2</text:span><text:span text:style-name="T32"><text:tab/>12th sixteenth in Ms: a′16</text:span><text:span text:style-name="T37"><text:line-break/>17<text:tab/>vl 2<text:tab/>last eighth in Ms: e″8</text:span><text:span text:style-name="T42"><text:line-break/></text:span><text:soft-page-break/><text:span text:style-name="T42">19<text:tab/>ob 1<text:tab/>1st half note in Ms: e″2</text:span><text:span text:style-name="T38"><text:line-break/>24<text:tab/>vl 1<text:tab/>11th sixteenth in Ms: fis′16</text:span><text:span text:style-name="T33"><text:line-break/></text:span><text:span text:style-name="T39">28<text:tab/>vl 2<text:tab/></text:span><text:span text:style-name="T32">12th sixteenth in Ms: a′16</text:span><text:span text:style-name="T40"><text:line-break/>50<text:tab/>vl 2<text:tab/>4th sixteenth in Ms: d‴16</text:span><text:span text:style-name="T39"><text:line-break/></text:span><text:span text:style-name="T33">5</text:span><text:span text:style-name="T32">0<text:tab/>vl 1</text:span><text:span text:style-name="T41">, 2</text:span><text:span text:style-name="T32"><text:tab/>12th sixteenth in Ms: </text:span><text:span text:style-name="T34">e</text:span><text:span text:style-name="T33">″</text:span><text:span text:style-name="T32">16</text:span><text:span text:style-name="T43"><text:line-break/><text:line-break/>86<text:tab/>A<text:tab/>ornament missing in Ms</text:span><text:span text:style-name="T44"><text:line-break/><text:line-break/></text:span><text:span text:style-name="T51">128<text:tab/>tr 2<text:tab/>2nd quarter missing in Ms<text:line-break/></text:span><text:span text:style-name="T48">130<text:tab/>vla<text:tab/>3rd eighth in Ms: a′8<text:line-break/></text:span><text:span text:style-name="T44">136<text:tab/>A<text:tab/>2nd quarter in Ms: g′4</text:span><text:span text:style-name="T49"><text:line-break/>137<text:tab/>vla<text:tab/>last eighth in Ms: g′8</text:span><text:span text:style-name="T45"><text:line-break/>142<text:tab/>vl 1<text:tab/>12th sixteenth in Ms: a′16</text:span><text:span text:style-name="T50"><text:line-break/>177<text:tab/>S<text:tab/>grace note missing in Ms</text:span><text:span text:style-name="T46"><text:line-break/>203<text:tab/>vl 1</text:span><text:span text:style-name="T47">, 2</text:span><text:span text:style-name="T46"><text:tab/>11th sixteenth in Ms: a′16</text:span></text:p>
      <text:p text:style-name="P11"/>
      <text:p text:style-name="P11"/>
      <text:p text:style-name="P11"/>
      <text:p text:style-name="P28">s a n c t u s</text:p>
      <text:p text:style-name="P4"/>
      <text:p text:style-name="P12"><text:span text:style-name="T1">Bar<text:tab/>Staff<text:tab/>Note</text:span><text:span text:style-name="T12"><text:line-break/></text:span></text:p>
      <text:p text:style-name="P12"/>
      <text:p text:style-name="P12"/>
      <text:p text:style-name="P12"/>
      <text:p text:style-name="P29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13"/>
      <text:p text:style-name="P30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69">eybler-missa-sancti-wolfgangi-HerEy-11</text:span>). Your help will be greatly appreciated.</text:p>
      <text:p text:style-name="P19"/>
      <text:p text:style-name="P19"/>
      <text:p text:style-name="P19"><text:span text:style-name="T6">Salzburg, </text:span><text:span text:style-name="T9">December</text:span><text:span text:style-name="T6"> 201</text:span><text:span text:style-name="T7">9</text:span><text:line-break/>Wolfgang <text:span text:style-name="T57">Esser-</text:span>Skala</text:p>
      <text:p text:style-name="P35"/>
      <text:p text:style-name="P33"><text:line-break/>C O N T E N T S<text:span text:style-name="T67"><text:line-break/><text:line-break/></text:span></text:p>
      <text:p text:style-name="P36">1<text:tab/>Kyrie<text:tab/>1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5T19:36:46.648316086</dc:date>
    <dc:creator>Wolfgang Skala</dc:creator>
    <meta:editing-duration>P8DT17H59M34S</meta:editing-duration>
    <meta:editing-cycles>763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633" meta:character-count="3268" meta:non-whitespace-character-count="2664"/>
  </office:meta>
</office:document-meta>
</file>